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33cm"/>
    </style:style>
    <style:style style:name="co2" style:family="table-column">
      <style:table-column-properties fo:break-before="auto" style:column-width="17.598cm"/>
    </style:style>
    <style:style style:name="co3" style:family="table-column">
      <style:table-column-properties fo:break-before="auto" style:column-width="17.986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nputs</text:p>
          </table:table-cell>
          <table:table-cell office:value-type="string">
            <text:p>expected result</text:p>
          </table:table-cell>
          <table:table-cell office:value-type="string">
            <text:p>actual result – as expected unless otherwise stated</text:p>
          </table:table-cell>
          <table:table-cell office:value-type="string">
            <text:p>error type – none unless otherwise sta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enu option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ile menu – with one class on diagram</text:p>
          </table:table-cell>
          <table:table-cell table:number-columns-repeated="3"/>
        </table:table-row>
        <table:table-row table:style-name="ro1">
          <table:table-cell office:value-type="string">
            <text:p>File → save</text:p>
          </table:table-cell>
          <table:table-cell office:value-type="string">
            <text:p>a file browser window with a save button and a space to enter a name for the file</text:p>
          </table:table-cell>
          <table:table-cell table:number-columns-repeated="2"/>
        </table:table-row>
        <table:table-row table:style-name="ro2">
          <table:table-cell office:value-type="string">
            <text:p>enter a name then click save</text:p>
          </table:table-cell>
          <table:table-cell office:value-type="string">
            <text:p>a correctly named .xml file in the correct place in the file system which can be loaded back into the program</text:p>
          </table:table-cell>
          <table:table-cell table:number-columns-repeated="2"/>
        </table:table-row>
        <table:table-row table:style-name="ro1">
          <table:table-cell office:value-type="string">
            <text:p>click cancel instead of save</text:p>
          </table:table-cell>
          <table:table-cell office:value-type="string">
            <text:p>the file browser window closes</text:p>
          </table:table-cell>
          <table:table-cell table:number-columns-repeated="2"/>
        </table:table-row>
        <table:table-row table:style-name="ro2">
          <table:table-cell office:value-type="string">
            <text:p>File → open</text:p>
          </table:table-cell>
          <table:table-cell office:value-type="string">
            <text:p>a file browser window with space to enter a file name and a load button</text:p>
          </table:table-cell>
          <table:table-cell office:value-type="string">
            <text:p>as expected on linux, on windows the files don't appear unless all file types are shown instead of just .xml files</text:p>
          </table:table-cell>
          <table:table-cell office:value-type="string">
            <text:p>none on linux, non-fatal on windows</text:p>
          </table:table-cell>
        </table:table-row>
        <table:table-row table:style-name="ro1">
          <table:table-cell office:value-type="string">
            <text:p>click cancel</text:p>
          </table:table-cell>
          <table:table-cell office:value-type="string">
            <text:p>window closes and nothing else changes</text:p>
          </table:table-cell>
          <table:table-cell table:number-columns-repeated="2"/>
        </table:table-row>
        <table:table-row table:style-name="ro1">
          <table:table-cell office:value-type="string">
            <text:p>select an appropriate file and click open</text:p>
          </table:table-cell>
          <table:table-cell office:value-type="string">
            <text:p>the file opens and the expected project appears in the diagram panel</text:p>
          </table:table-cell>
          <table:table-cell table:number-columns-repeated="2"/>
        </table:table-row>
        <table:table-row table:style-name="ro2">
          <table:table-cell office:value-type="string">
            <text:p>select a non .xml file</text:p>
          </table:table-cell>
          <table:table-cell office:value-type="string">
            <text:p>a warning message or just doesn't open anything</text:p>
          </table:table-cell>
          <table:table-cell office:value-type="string">
            <text:p>no warning message but nothing changes, acts as if the cancel button was clicked</text:p>
          </table:table-cell>
          <table:table-cell/>
        </table:table-row>
        <table:table-row table:style-name="ro2">
          <table:table-cell office:value-type="string">
            <text:p>File → export as java files</text:p>
          </table:table-cell>
          <table:table-cell office:value-type="string">
            <text:p>a file browser window with a space to enter a folder name and a save button</text:p>
          </table:table-cell>
          <table:table-cell table:number-columns-repeated="2"/>
        </table:table-row>
        <table:table-row table:style-name="ro1">
          <table:table-cell office:value-type="string">
            <text:p>select an already existing folder</text:p>
          </table:table-cell>
          <table:table-cell office:value-type="string">
            <text:p>files representing the classes on the diagram are saved in the correct folder</text:p>
          </table:table-cell>
          <table:table-cell table:number-columns-repeated="2"/>
        </table:table-row>
        <table:table-row table:style-name="ro2">
          <table:table-cell office:value-type="string">
            <text:p>type in a folder that doesn't exist</text:p>
          </table:table-cell>
          <table:table-cell office:value-type="string">
            <text:p>creates the folder</text:p>
          </table:table-cell>
          <table:table-cell office:value-type="string">
            <text:p>warning message io exception are you sure the directory exists</text:p>
          </table:table-cell>
          <table:table-cell office:value-type="string">
            <text:p>Non-fatal</text:p>
          </table:table-cell>
        </table:table-row>
        <table:table-row table:style-name="ro1">
          <table:table-cell office:value-type="string">
            <text:p>click cancel</text:p>
          </table:table-cell>
          <table:table-cell office:value-type="string">
            <text:p>closes the window</text:p>
          </table:table-cell>
          <table:table-cell table:number-columns-repeated="2"/>
        </table:table-row>
        <table:table-row table:style-name="ro1">
          <table:table-cell office:value-type="string">
            <text:p>File → exit</text:p>
          </table:table-cell>
          <table:table-cell office:value-type="string">
            <text:p>closes the progra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help menu with and without one class on diagram</text:p>
          </table:table-cell>
          <table:table-cell table:number-columns-repeated="3"/>
        </table:table-row>
        <table:table-row table:style-name="ro2">
          <table:table-cell office:value-type="string">
            <text:p>Help → click each menu option in turn</text:p>
          </table:table-cell>
          <table:table-cell office:value-type="string">
            <text:p>brings up appropriate dialog box with help informatio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it menu</text:p>
          </table:table-cell>
          <table:table-cell table:number-columns-repeated="3"/>
        </table:table-row>
        <table:table-row table:style-name="ro2">
          <table:table-cell office:value-type="string">
            <text:p>with nothing on diagram</text:p>
          </table:table-cell>
          <table:table-cell office:value-type="string">
            <text:p>unclickable option saying “no class selected”</text:p>
          </table:table-cell>
          <table:table-cell table:number-columns-repeated="2"/>
        </table:table-row>
        <table:table-row table:style-name="ro2">
          <table:table-cell office:value-type="string">
            <text:p>one class on diagram, unselected</text:p>
          </table:table-cell>
          <table:table-cell office:value-type="string">
            <text:p>unclickable option saying “no class selected”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it menu – with one class on diagram, selected</text:p>
          </table:table-cell>
          <table:table-cell office:value-type="string">
            <text:p>menu options appea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dit → field (with no fields in class)</text:p>
          </table:table-cell>
          <table:table-cell office:value-type="string">
            <text:p>only sub menu option is add field</text:p>
          </table:table-cell>
          <table:table-cell table:number-columns-repeated="2"/>
        </table:table-row>
        <table:table-row table:style-name="ro2">
          <table:table-cell office:value-type="string">
            <text:p>Edit → field → add field</text:p>
          </table:table-cell>
          <table:table-cell office:value-type="string">
            <text:p>a dialog box appears titled “enter name of new field”</text:p>
          </table:table-cell>
          <table:table-cell table:number-columns-repeated="2"/>
        </table:table-row>
        <table:table-row table:style-name="ro2">
          <table:table-cell office:value-type="string">
            <text:p>cancel the add field dialog</text:p>
          </table:table-cell>
          <table:table-cell office:value-type="string">
            <text:p>the window closes, nothing changes</text:p>
          </table:table-cell>
          <table:table-cell table:number-columns-repeated="2"/>
        </table:table-row>
        <table:table-row table:style-name="ro2">
          <table:table-cell office:value-type="string">
            <text:p>type in a name and click ok</text:p>
          </table:table-cell>
          <table:table-cell office:value-type="string">
            <text:p>the field is added to the class</text:p>
          </table:table-cell>
          <table:table-cell table:number-columns-repeated="2"/>
        </table:table-row>
        <table:table-row table:style-name="ro1">
          <table:table-cell office:value-type="string">
            <text:p>Edit → field (with one field already in class)</text:p>
          </table:table-cell>
          <table:table-cell office:value-type="string">
            <text:p>sub menu options for add field, additional sub menus for each existing field</text:p>
          </table:table-cell>
          <table:table-cell table:number-columns-repeated="2"/>
        </table:table-row>
        <table:table-row table:style-name="ro1">
          <table:table-cell office:value-type="string">
            <text:p>Edit → field → existing field</text:p>
          </table:table-cell>
          <table:table-cell office:value-type="string">
            <text:p>menu options for editing and removing the appropriate field</text:p>
          </table:table-cell>
          <table:table-cell table:number-columns-repeated="2"/>
        </table:table-row>
        <table:table-row table:style-name="ro2">
          <table:table-cell office:value-type="string">
            <text:p>Edit → field → existing field → change type</text:p>
          </table:table-cell>
          <table:table-cell office:value-type="string">
            <text:p>dialog box for changing the type of the field, which updates the correct part of the diagram and cancels correctly</text:p>
          </table:table-cell>
          <table:table-cell table:number-columns-repeated="2"/>
        </table:table-row>
        <table:table-row table:style-name="ro2">
          <table:table-cell office:value-type="string">
            <text:p>Edit → field → existing field → rename</text:p>
          </table:table-cell>
          <table:table-cell office:value-type="string">
            <text:p>dialog box for renaming the field, which changes the name of the field and cancels correctly</text:p>
          </table:table-cell>
          <table:table-cell table:number-columns-repeated="2"/>
        </table:table-row>
        <table:table-row table:style-name="ro1">
          <table:table-cell office:value-type="string">
            <text:p>Edit → field → existing field → change access modifier</text:p>
          </table:table-cell>
          <table:table-cell office:value-type="string">
            <text:p>sub menu with “public/private/protected” menu items, changes the method on the diagram appropriately</text:p>
          </table:table-cell>
          <table:table-cell table:number-columns-repeated="2"/>
        </table:table-row>
        <table:table-row table:style-name="ro1">
          <table:table-cell office:value-type="string">
            <text:p>Edit → field → existing field → delete</text:p>
          </table:table-cell>
          <table:table-cell office:value-type="string">
            <text:p>deletes the selected fiel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9/03/2012</text:date>, <text:time>13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oebe murphy</meta:initial-creator>
    <meta:creation-date>2012-03-09T12:50:19.25</meta:creation-date>
    <dc:date>2012-03-09T13:40:11.93</dc:date>
    <dc:creator>phoebe murphy</dc:creator>
    <meta:editing-duration>PT00H19M20S</meta:editing-duration>
    <meta:editing-cycles>2</meta:editing-cycles>
    <meta:generator>OpenOffice.org/3.2$Win32 OpenOffice.org_project/320m18$Build-9502</meta:generator>
    <meta:document-statistic meta:table-count="3" meta:cell-count="65" meta:object-count="0"/>
  </office:meta>
</office:document-meta>
</file>